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9.084cm" fo:margin-left="-0.053cm" fo:margin-top="0cm" fo:margin-bottom="0cm" table:align="left" style:writing-mode="page"/>
    </style:style>
    <style:style style:name="Таблица1.A" style:family="table-column">
      <style:table-column-properties style:column-width="1.85cm"/>
    </style:style>
    <style:style style:name="Таблица1.B" style:family="table-column">
      <style:table-column-properties style:column-width="1.806cm"/>
    </style:style>
    <style:style style:name="Таблица1.C" style:family="table-column">
      <style:table-column-properties style:column-width="1.81cm"/>
    </style:style>
    <style:style style:name="Таблица1.E" style:family="table-column">
      <style:table-column-properties style:column-width="1.80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>
        <style:background-image/>
      </style:table-cell-properties>
    </style:style>
    <style:style style:name="Таблица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C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D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Таблица1.E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hyphenation-ladder-count="no-limit" style:vertical-align="baseline"/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P4" style:family="paragraph" style:parent-style-name="Standard">
      <style:text-properties style:use-window-font-color="true" loext:opacity="0%" style:font-name="Times New Roman" fo:font-size="14pt" fo:font-style="normal" officeooo:rsid="001daabb" officeooo:paragraph-rsid="00213bd3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8" style:family="paragraph" style:parent-style-name="Standard">
      <style:text-properties style:use-window-font-color="true" loext:opacity="0%"/>
    </style:style>
    <style:style style:name="P9" style:family="paragraph" style:parent-style-name="Standard">
      <style:paragraph-properties fo:margin-top="4.022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Heading_20_4">
      <style:text-properties officeooo:rsid="00162cf0" officeooo:paragraph-rsid="00162cf0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officeooo:paragraph-rsid="0024ebcb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hyphenation-ladder-count="no-limit" fo:text-indent="1.249cm" style:auto-text-indent="false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cm" fo:margin-right="0cm" fo:margin-top="0.423cm" fo:margin-bottom="0cm" style:contextual-spacing="false" fo:line-height="100%" fo:text-align="end" style:justify-single-word="false" fo:text-indent="0cm" style:auto-text-indent="false"/>
    </style:style>
    <style:style style:name="P18" style:family="paragraph" style:parent-style-name="Standard">
      <style:paragraph-properties fo:margin-top="3.175cm" fo:margin-bottom="0.282cm" style:contextual-spacing="false"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12d97"/>
    </style:style>
    <style:style style:name="P22" style:family="paragraph" style:parent-style-name="Standard">
      <style:paragraph-properties fo:text-align="justify" style:justify-single-word="false"/>
      <style:text-properties officeooo:paragraph-rsid="00124503"/>
    </style:style>
    <style:style style:name="P23" style:family="paragraph" style:parent-style-name="Standard" style:list-style-name="L1">
      <style:text-properties style:use-window-font-color="true" loext:opacity="0%" style:font-name="Times New Roman" fo:font-size="14pt" fo:font-style="normal" officeooo:rsid="001daabb" officeooo:paragraph-rsid="00213bd3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style:font-size-asian="11pt" style:font-name-complex="Courier New1" style:font-size-complex="11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62cf0" style:font-size-asian="11pt" style:font-name-complex="Courier New1" style:font-size-complex="11pt"/>
    </style:style>
    <style:style style:name="P26" style:family="paragraph" style:parent-style-name="Standard">
      <style:text-properties officeooo:rsid="0018f8cc" officeooo:paragraph-rsid="0018f8cc"/>
    </style:style>
    <style:style style:name="P27" style:family="paragraph" style:parent-style-name="Standard">
      <style:text-properties officeooo:paragraph-rsid="00112d97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text-properties officeooo:paragraph-rsid="002478c5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2pt" style:language-complex="hi" style:country-complex="IN"/>
    </style:style>
    <style:style style:name="T3" style:family="text">
      <style:text-properties style:use-window-font-color="true" loext:opacity="0%" style:font-name="Times New Roman" fo:font-size="14pt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4" style:family="text">
      <style:text-properties style:use-window-font-color="true" loext:opacity="0%" style:font-name="Times New Roman" fo:font-size="14pt" officeooo:rsid="00112d97" style:letter-kerning="true" style:font-name-asian="NSimSun" style:font-size-asian="14pt" style:language-asian="zh" style:country-asian="CN" style:font-name-complex="Times New Roman1" style:font-size-complex="14pt" style:language-complex="hi" style:country-complex="IN"/>
    </style:style>
    <style:style style:name="T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" style:family="text">
      <style:text-properties style:use-window-font-color="true" loext:opacity="0%" style:font-name="Times New Roman" fo:font-size="14pt" officeooo:rsid="00112d97" style:font-size-asian="14pt" style:font-name-complex="Times New Roman1" style:font-size-complex="14pt"/>
    </style:style>
    <style:style style:name="T7" style:family="text">
      <style:text-properties style:use-window-font-color="true" loext:opacity="0%" style:font-name="Times New Roman" fo:font-size="14pt" style:font-size-asian="14pt" style:language-asian="zh" style:country-asian="CN" style:font-name-complex="Times New Roman1" style:font-size-complex="14pt" style:language-complex="hi" style:country-complex="IN"/>
    </style:style>
    <style:style style:name="T8" style:family="text">
      <style:text-properties style:use-window-font-color="true" loext:opacity="0%" style:font-name="Times New Roman" fo:font-size="14pt" officeooo:rsid="000e0d11" style:font-size-asian="14pt" style:language-asian="zh" style:country-asian="CN" style:font-name-complex="Times New Roman1" style:font-size-complex="14pt" style:language-complex="hi" style:country-complex="IN"/>
    </style:style>
    <style:style style:name="T9" style:family="text">
      <style:text-properties style:use-window-font-color="true" loext:opacity="0%" style:font-name="Times New Roman" fo:font-size="14pt" officeooo:rsid="00124503" style:font-size-asian="14pt" style:language-asian="zh" style:country-asian="CN" style:font-name-complex="Times New Roman1" style:font-size-complex="14pt" style:language-complex="hi" style:country-complex="IN"/>
    </style:style>
    <style:style style:name="T10" style:family="text">
      <style:text-properties style:use-window-font-color="true" loext:opacity="0%" style:font-name="Times New Roman" fo:font-size="14pt" officeooo:rsid="0014f7d0" style:font-size-asian="14pt" style:language-asian="zh" style:country-asian="CN" style:font-name-complex="Times New Roman1" style:font-size-complex="14pt" style:language-complex="hi" style:country-complex="IN"/>
    </style:style>
    <style:style style:name="T11" style:family="text">
      <style:text-properties style:use-window-font-color="true" loext:opacity="0%" style:font-name="Times New Roman" fo:font-size="14pt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12" style:family="text">
      <style:text-properties style:use-window-font-color="true" loext:opacity="0%" style:font-name="Times New Roman" fo:font-size="14pt" officeooo:rsid="001e84e4" style:font-size-asian="14pt" style:language-asian="zh" style:country-asian="CN" style:font-name-complex="Times New Roman1" style:font-size-complex="14pt" style:language-complex="hi" style:country-complex="IN"/>
    </style:style>
    <style:style style:name="T13" style:family="text">
      <style:text-properties style:use-window-font-color="true" loext:opacity="0%" style:font-name="Times New Roman" fo:font-size="14pt" officeooo:rsid="002478c5" style:font-size-asian="14pt" style:language-asian="zh" style:country-asian="CN" style:font-name-complex="Times New Roman1" style:font-size-complex="14pt" style:language-complex="hi" style:country-complex="IN"/>
    </style:style>
    <style:style style:name="T14" style:family="text">
      <style:text-properties style:use-window-font-color="true" loext:opacity="0%" style:font-name="Times New Roman" fo:font-size="14pt" officeooo:rsid="0024ebcb" style:font-size-asian="14pt" style:language-asian="zh" style:country-asian="CN" style:font-name-complex="Times New Roman1" style:font-size-complex="14pt" style:language-complex="hi" style:country-complex="IN"/>
    </style:style>
    <style:style style:name="T15" style:family="text">
      <style:text-properties style:use-window-font-color="true" loext:opacity="0%" style:font-name="Times New Roman" fo:font-size="14pt" style:font-name-asian="Calibri1" style:font-size-asian="14pt" style:font-name-complex="Calibri1" style:font-size-complex="14pt"/>
    </style:style>
    <style:style style:name="T16" style:family="text">
      <style:text-properties style:use-window-font-color="true" loext:opacity="0%" style:font-name="Times New Roman" fo:font-size="14pt" style:font-name-asian="Calibri1" style:font-size-asian="14pt" style:font-name-complex="Times New Roman1" style:font-size-complex="14pt"/>
    </style:style>
    <style:style style:name="T17" style:family="text">
      <style:text-properties style:use-window-font-color="true" loext:opacity="0%" style:font-name="Times New Roman" fo:font-size="14pt" fo:font-weight="bold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18" style:family="text">
      <style:text-properties style:use-window-font-color="true" loext:opacity="0%" style:font-name="Times New Roman" fo:font-size="14pt" fo:font-weight="bold" officeooo:rsid="00112d97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19" style:family="text">
      <style:text-properties style:use-window-font-color="true" loext:opacity="0%" style:font-name="Times New Roman" fo:font-size="14pt" fo:font-weight="bold" officeooo:rsid="0018f8cc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0" style:family="text">
      <style:text-properties style:use-window-font-color="true" loext:opacity="0%" style:font-name="Times New Roman" fo:font-size="14pt" fo:font-weight="bold" officeooo:rsid="00213074" style:font-size-asian="14pt" style:language-asian="zh" style:country-asian="CN" style:font-weight-asian="bold" style:font-name-complex="Times New Roman1" style:font-size-complex="14pt" style:language-complex="hi" style:country-complex="IN" style:font-weight-complex="bold"/>
    </style:style>
    <style:style style:name="T21" style:family="text">
      <style:text-properties style:use-window-font-color="true" loext:opacity="0%" style:font-name="Times New Roman" fo:font-size="14pt" fo:font-style="italic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2" style:family="text">
      <style:text-properties style:use-window-font-color="true" loext:opacity="0%" style:font-name="Times New Roman" fo:font-size="14pt" fo:font-style="italic" officeooo:rsid="0024ebcb" style:font-size-asian="14pt" style:language-asian="zh" style:country-asian="CN" style:font-style-asian="italic" style:font-name-complex="Times New Roman1" style:font-size-complex="14pt" style:language-complex="hi" style:country-complex="IN" style:font-style-complex="italic"/>
    </style:style>
    <style:style style:name="T23" style:family="text">
      <style:text-properties style:use-window-font-color="true" loext:opacity="0%" style:font-name="Times New Roman" fo:font-size="14pt" fo:language="en" fo:country="US" officeooo:rsid="001be7be" style:font-size-asian="14pt" style:language-asian="zh" style:country-asian="CN" style:font-name-complex="Times New Roman1" style:font-size-complex="14pt" style:language-complex="hi" style:country-complex="IN"/>
    </style:style>
    <style:style style:name="T24" style:family="text">
      <style:text-properties style:use-window-font-color="true" loext:opacity="0%" style:font-name="Times New Roman" fo:font-size="14pt" fo:language="en" fo:country="US" officeooo:rsid="0024ebcb" style:font-size-asian="14pt" style:language-asian="zh" style:country-asian="CN" style:font-name-complex="Times New Roman1" style:font-size-complex="14pt" style:language-complex="hi" style:country-complex="IN"/>
    </style:style>
    <style:style style:name="T25" style:family="text">
      <style:text-properties style:use-window-font-color="true" loext:opacity="0%"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26" style:family="text">
      <style:text-properties style:use-window-font-color="true" loext:opacity="0%"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1" style:font-size-complex="20pt" style:language-complex="hi" style:country-complex="IN" style:font-weight-complex="bold"/>
    </style:style>
    <style:style style:name="T27" style:family="text">
      <style:text-properties style:use-window-font-color="true" loext:opacity="0%" fo:font-size="14pt" style:font-size-asian="14pt" style:font-size-complex="14pt"/>
    </style:style>
    <style:style style:name="T28" style:family="text">
      <style:text-properties style:use-window-font-color="true" loext:opacity="0%" officeooo:rsid="00162cf0"/>
    </style:style>
    <style:style style:name="T29" style:family="text">
      <style:text-properties style:use-window-font-color="true" loext:opacity="0%" officeooo:rsid="001efbb7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Hlk121665271"/><text:span text:style-name="T2">Санкт-Петербургский государственный университет телекоммуникаций</text:span><text:span text:style-name="T1"/></text:p>
      <text:p text:style-name="P15"><text:span text:style-name="T2">им. проф. М.А. Бонч-Бруевича</text:span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5"><text:span text:style-name="T25">Алгоритмы и структуры данных</text:span><text:span text:style-name="T1"/></text:p>
      <text:p text:style-name="P9"><text:span text:style-name="Заголовок_20_1_20_Знак"><text:span text:style-name="T1">Отчёт по лабораторной работе №</text:span></text:span><text:span text:style-name="Заголовок_20_1_20_Знак"><text:span text:style-name="T29">5</text:span></text:span><text:span text:style-name="Заголовок_20_1_20_Знак"><text:span text:style-name="T1"><text:line-break/>«Алгоритмы нахождения на графах кратчайших путей</text:span></text:span><text:span text:style-name="T26">»</text:span></text:p>
      <text:p text:style-name="P16"><text:span text:style-name="T3">Группа: ИКПИ-14</text:span><text:span text:style-name="T1"/></text:p>
      <text:p text:style-name="P17"><text:span text:style-name="T3">Студент</text:span><text:span text:style-name="T4">ы</text:span><text:span text:style-name="T3">:</text:span><text:span text:style-name="T27"> </text:span><text:span text:style-name="T5">Крылов А.В., </text:span><text:span text:style-name="T6">Хохлов Т.В.</text:span><text:span text:style-name="T1"/></text:p>
      <text:p text:style-name="P18"><text:span text:style-name="T15"><text:line-break/><text:line-break/><text:line-break/>Санкт-Петербург</text:span><text:span text:style-name="T1"/></text:p>
      <text:p text:style-name="P19"><text:soft-page-break/><text:span text:style-name="T16">2023</text:span><text:span text:style-name="T1"/></text:p>
      <text:h text:style-name="Heading_20_1" text:outline-level="1"><text:span text:style-name="T1">Цель работы</text:span><text:span text:style-name="T1"/></text:h>
      <text:p text:style-name="P20"><text:span text:style-name="T7">Целью работы является изучение некоторых алгоритмов нахождения на графах кратчайших путей; исследование эффективности этих алгоритмов.</text:span><text:span text:style-name="T1"/></text:p>
      <text:h text:style-name="Heading_20_1" text:outline-level="1"><text:span text:style-name="T1">Описание алгоритмов</text:span><text:span text:style-name="T1"/></text:h>
      <text:p text:style-name="Standard"><text:span text:style-name="T19">Алгоритм </text:span><text:span text:style-name="T20">Флойда</text:span><text:span text:style-name="T17">:</text:span><text:span text:style-name="T1"/></text:p>
      <text:p text:style-name="P4">Пусть в матрице A[i,j] записаны длины ребер графа (элемент A[i,j] равен весу ребра, соединяющего вершины с номерами i и j, если же такого ребра нет, то в соответствующем элементе записано некоторое очень большое число). Построим новые матрицы Ck[i,j] (k=0,...,N). Элемент матрицы Ck[i,j] будет равен минимально возможной длине такого пути из i в j, что в качестве промежуточных вершин в этом пути используются вершины с номерами от 1 до k. То есть рассматриваются пути, которые могут проходить через вершины с номерами от 1 до k , но заведомо не проходят через вершины с номерами от k+1 до N. В матрицу записывается длина кратчайшего из таких путей. Если таких путей не существует, записывается то же большое число, которым обозначается отсутствие ребра.</text:p>
      <text:p text:style-name="P4">Если вычислена матрица Ck–1[i,j], то элементы матрицы Ck[i,j] можно вычислить по следующей формуле: Ck[i,j]:=min (Ck–1[i,j], Ck–1[i,k]+Ck–1[k,j]). В самом деле, рассмотрим кратчайший путь из вершины i в вершину j, который в качестве промежуточных вершин использует только вершины с номерами от 1 до k. Тогда возможно два случая:</text:p>
      <text:list text:style-name="L1">
        <text:list-item>
          <text:p text:style-name="P23">Этот путь не проходит через вершину с номером k. Тогда его промежуточные вершины — это вершины с номерами от 1 до k–1. Но тогда длина этого пути уже вычислена в элементе Ck–1[i,j].</text:p>
        </text:list-item>
        <text:list-item>
          <text:p text:style-name="P23">Этот путь проходит через вершину с номером k. Но тогда его можно разбить на две части: сначала из вершины i доходим оптимальным образом до вершины k, используя в качестве промежуточных вершины с номерами от 1 до k–1 (длина такого оптимального пути вычислена в Ck–1[i,k]), а потом от вершины k идем в вершину j опять же оптимальным способом, и опять же используя в качестве промежуточных вершин только вершины с номерами от 1 до k (Ck–1[k,j]).</text:p>
        </text:list-item>
      </text:list>
      <text:p text:style-name="P4">Выбирая из этих двух вариантов минимальный, получаем Ck[i,j]. Последовательно вычисляя матрицы C0, C1, C2 и т.д. получим искомую матрицу CN кратчайших расстояний между всеми парами вершин в графе.</text:p>
      <text:p text:style-name="P26"><text:span text:style-name="T17">Алгоритм </text:span><text:span text:style-name="T20">Дейкстры</text:span><text:span text:style-name="T17">:</text:span><text:span text:style-name="T1"/></text:p>
      <text:p text:style-name="P20"><text:soft-page-break/><text:span text:style-name="T7">Алгоритм Дейкстры предназначен для нахождения кратчайшего пути между вершинами в неориентированном графе. Идея алгоритма следующая, сначала выберем путь до начальной вершины равным нулю, и заносим эту вершину во множество уже выбранных, расстояние от которых до оставшихся невыбранных вершин определено. На каждом следующем этапе находим следующую невыбранную вершину, расстояние до которой наименьшее и соединённую ребром с какой-нибудь вершиной из множества выбранных (это расстояние будет равно расстоянию до уже выбранной вершины плюс длина ребра).</text:span><text:span text:style-name="T1"/></text:p>
      <text:p text:style-name="P27"><text:span text:style-name="T18">?</text:span><text:span text:style-name="T17">:</text:span><text:span text:style-name="T1"/></text:p>
      <text:p text:style-name="P21"><text:span text:style-name="T7">?</text:span><text:span text:style-name="T1"/></text:p>
      <text:h text:style-name="Heading_20_1" text:outline-level="1"><text:span text:style-name="T1">Описание программы</text:span><text:span text:style-name="T1"/></text:h>
      <text:p text:style-name="P20"><text:span text:style-name="T7">Программа для выполнения настоящей работы обеспечивает выполнение процедур </text:span><text:span text:style-name="T13">нахождения кратчайшего пути</text:span><text:span text:style-name="T7"> в фоновом режиме и подсчёт временных затрат на работу алгоритмов.</text:span><text:span text:style-name="T1"/></text:p>
      <text:p text:style-name="P22"><text:span text:style-name="T7">По завершении работы процедур </text:span><text:span text:style-name="T13">нахождения кратчайшего пути</text:span><text:span text:style-name="T7"> на экран будет выведено среднее время работы каждого из алгоритмов.</text:span><text:span text:style-name="T1"/></text:p>
      <text:p text:style-name="P20"><text:span text:style-name="T7">Программа создана с использованием языка программирования Rust</text:span><text:span text:style-name="T9">.</text:span><text:span text:style-name="T1"/></text:p>
      <text:h text:style-name="Heading_20_1" text:outline-level="1"><text:span text:style-name="T1">Полученные результаты</text:span><text:span text:style-name="T1"/></text:h>
      <text:p text:style-name="P20"><text:span text:style-name="T7">Результаты оценки временной сложности алгоритмов (в </text:span><text:span text:style-name="T12">наносекуднах</text:span><text:span text:style-name="T7">) представлены в таблице 1 и отображены на рисунке </text:span><text:span text:style-name="T14">1</text:span><text:span text:style-name="T7">.</text:span><text:span text:style-name="T1"/></text:p>
      <text:p text:style-name="P3"/>
      <text:p text:style-name="P28"><text:span text:style-name="T21">Таблица 1.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row table:style-name="Таблица1.1">
          <table:table-cell table:style-name="Таблица1.A1" office:value-type="string">
            <text:p text:style-name="P11">Граф</text:p>
          </table:table-cell>
          <table:table-cell table:style-name="Таблица1.A1" office:value-type="string">
            <text:p text:style-name="P11">Л5 пример 1</text:p>
          </table:table-cell>
          <table:table-cell table:style-name="Таблица1.A1" office:value-type="string">
            <text:p text:style-name="P11">Л5 пример 2</text:p>
          </table:table-cell>
          <table:table-cell table:style-name="Таблица1.A1" office:value-type="string">
            <text:p text:style-name="P11">Л5 вариант 9(16)</text:p>
          </table:table-cell>
          <table:table-cell table:style-name="Таблица1.A1" office:value-type="string">
            <text:p text:style-name="P11">Л6 пример 2</text:p>
          </table:table-cell>
        </table:table-row>
        <table:table-row table:style-name="Таблица1.1">
          <table:table-cell table:style-name="Таблица1.A2" office:value-type="string">
            <text:p text:style-name="P11">Флойда</text:p>
          </table:table-cell>
          <table:table-cell table:style-name="Таблица1.B2" office:value-type="float" office:value="550.3">
            <text:p text:style-name="P10">550.3</text:p>
          </table:table-cell>
          <table:table-cell table:style-name="Таблица1.B2" office:value-type="float" office:value="466.5">
            <text:p text:style-name="P10">466.5</text:p>
          </table:table-cell>
          <table:table-cell table:style-name="Таблица1.B2" office:value-type="float" office:value="998.7">
            <text:p text:style-name="P10">998.7</text:p>
          </table:table-cell>
          <table:table-cell table:style-name="Таблица1.B2" office:value-type="float" office:value="1300.3">
            <text:p text:style-name="P10">1300.3</text:p>
          </table:table-cell>
        </table:table-row>
        <table:table-row table:style-name="Таблица1.1">
          <table:table-cell table:style-name="Таблица1.A1" office:value-type="string">
            <text:p text:style-name="P11">Дейкстры</text:p>
          </table:table-cell>
          <table:table-cell table:style-name="Таблица1.B3" office:value-type="float" office:value="152.3">
            <text:p text:style-name="P10">152.3</text:p>
          </table:table-cell>
          <table:table-cell table:style-name="Таблица1.C3" office:value-type="float" office:value="138.4">
            <text:p text:style-name="P10">138.4</text:p>
          </table:table-cell>
          <table:table-cell table:style-name="Таблица1.D3" office:value-type="float" office:value="213.7">
            <text:p text:style-name="P10">213.7</text:p>
          </table:table-cell>
          <table:table-cell table:style-name="Таблица1.E3" office:value-type="float" office:value="248">
            <text:p text:style-name="P10">248</text:p>
          </table:table-cell>
        </table:table-row>
        <table:table-row table:style-name="Таблица1.1">
          <table:table-cell table:style-name="Таблица1.A2" office:value-type="string">
            <text:p text:style-name="P11">?</text:p>
          </table:table-cell>
          <table:table-cell table:style-name="Таблица1.A2" office:value-type="string">
            <text:p text:style-name="P11">?</text:p>
          </table:table-cell>
          <table:table-cell table:style-name="Таблица1.A2" office:value-type="string">
            <text:p text:style-name="P11">?</text:p>
          </table:table-cell>
          <table:table-cell table:style-name="Таблица1.A2" office:value-type="string">
            <text:p text:style-name="P11">?</text:p>
          </table:table-cell>
          <table:table-cell table:style-name="Таблица1.A2" office:value-type="string">
            <text:p text:style-name="P11">?</text:p>
          </table:table-cell>
        </table:table-row>
      </table:table>
      <text:p text:style-name="P8"/>
      <text:p text:style-name="P8"/>
      <text:p text:style-name="P5"/>
      <text:p text:style-name="P5"/>
      <text:p text:style-name="P28"/>
      <text:p text:style-name="P28"/>
      <text:p text:style-name="P28"><text:soft-page-break/></text:p>
      <text:p text:style-name="P28"><draw:frame draw:style-name="fr1" draw:name="Объект1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1">Рисунок </text:span><text:span text:style-name="T22">1</text:span><text:span text:style-name="T21">.</text:span><text:span text:style-name="T1"/></text:p>
      <text:p text:style-name="P29"><text:span text:style-name="T14">Д</text:span><text:span text:style-name="T7">анные, отображенные в таблице и на рисунке, показывают, что алгоритм </text:span><text:span text:style-name="T14">нахождения кратчайшего пути Дейкстры</text:span><text:span text:style-name="T8"> </text:span><text:span text:style-name="T7">имеет лучшую асимптотическую сложность по сравнению с </text:span><text:span text:style-name="T11">алгоритмом </text:span><text:span text:style-name="T14">Флойда</text:span><text:span text:style-name="T10"> и </text:span><text:span text:style-name="T11">?</text:span><text:span text:style-name="T8">.</text:span><text:span text:style-name="T1"/></text:p>
      <text:h text:style-name="Heading_20_1" text:outline-level="1"><text:span text:style-name="T1">Вывод</text:span><text:span text:style-name="T1"/></text:h>
      <text:p text:style-name="P20"><text:span text:style-name="T7">В ходе проведённой лабораторной работы были получены следующие результаты:</text:span><text:span text:style-name="T1"/></text:p>
      <text:list text:style-name="WWNum1">
        <text:list-item>
          <text:p text:style-name="P13"><text:span text:style-name="T7">Изучены алгоритмы </text:span><text:span text:style-name="T14">нахождения кратчайшего пути Флойда, Дейкстры </text:span><text:span text:style-name="T11">и ?</text:span><text:span text:style-name="T8">.</text:span><text:span text:style-name="T1"/></text:p>
        </text:list-item>
        <text:list-item>
          <text:p text:style-name="P13"><text:span text:style-name="T7">Создана программа, позволяющая выполнить оценку временной сложности алгоритмов.</text:span><text:span text:style-name="T1"/></text:p>
        </text:list-item>
        <text:list-item>
          <text:p text:style-name="P14"><text:span text:style-name="T7">Выполнена оценка временной сложности алгоритмов </text:span><text:span text:style-name="T24">нахождения кратчайшего пути Флойда, Дейкстры </text:span><text:span text:style-name="T23">и ?</text:span><text:span text:style-name="T7">.</text:span><text:span text:style-name="T1"/></text:p>
        </text:list-item>
        <text:list-item>
          <text:p text:style-name="P13"><text:span text:style-name="T7">По результатам оценки </text:span><text:span text:style-name="T24">нахождение кратчайшего пути Дейкстры</text:span><text:span text:style-name="T7"> является более эффективным алгоритмом по сравнению с </text:span><text:span text:style-name="T23">алгоритмом </text:span><text:span text:style-name="T24">Флойда</text:span><text:span text:style-name="T23"> и ?</text:span><text:span text:style-name="T7">.</text:span><text:span text:style-name="T1"/></text:p>
        </text:list-item>
      </text:list>
      <text:h text:style-name="Heading_20_1" text:outline-level="1"><text:span text:style-name="T1">Исходный код </text:span><text:span text:style-name="T28">программы</text:span><text:span text:style-name="T1"/></text:h>
      <text:h text:style-name="P12" text:outline-level="4" text:is-list-header="true">src/lib.rs:<text:span text:style-name="T1"/></text:h>
      <text:p text:style-name="P6">#[inline]</text:p>
      <text:p text:style-name="P6">pub fn floyd_shrtst_path(</text:p>
      <text:p text:style-name="P6"><text:s text:c="4"/>graph: &amp;Graph,</text:p>
      <text:p text:style-name="P6"><text:s text:c="4"/>mut from: usize,</text:p>
      <text:p text:style-name="P6"><text:s text:c="4"/>to: usize,</text:p>
      <text:p text:style-name="P6"><text:soft-page-break/>) -&gt; Vec&lt;usize&gt; {</text:p>
      <text:p text:style-name="P6"><text:s text:c="4"/>let num_verts = graph.num_verts;</text:p>
      <text:p text:style-name="P6"><text:s text:c="4"/>let mut min_dist = vec![vec![100000; num_verts]; num_verts];</text:p>
      <text:p text:style-name="P6"><text:s text:c="4"/>// Т.к. у нас нет несвязных графов инициализация нулём не приводит к ошибкам</text:p>
      <text:p text:style-name="P6"><text:s text:c="4"/>let mut min_path = vec![vec![0; num_verts]; num_verts];</text:p>
      <text:p text:style-name="P6"/>
      <text:p text:style-name="P6"><text:s text:c="4"/>for &amp;GraphEdge { from, to, weight } in &amp;graph.edges {</text:p>
      <text:p text:style-name="P6"><text:s text:c="8"/>min_dist[from][to] = weight;</text:p>
      <text:p text:style-name="P6"><text:s text:c="8"/>min_dist[to][from] = weight;</text:p>
      <text:p text:style-name="P6"/>
      <text:p text:style-name="P6"><text:s text:c="8"/>min_path[from][to] = to;</text:p>
      <text:p text:style-name="P6"><text:s text:c="8"/>min_path[to][from] = from;</text:p>
      <text:p text:style-name="P6"><text:s text:c="4"/>}</text:p>
      <text:p text:style-name="P6"/>
      <text:p text:style-name="P6"><text:s text:c="4"/>for i in 0..num_verts {</text:p>
      <text:p text:style-name="P6"><text:s text:c="8"/>min_dist[i][i] = 0;</text:p>
      <text:p text:style-name="P6"><text:s text:c="8"/>min_path[i][i] = i;</text:p>
      <text:p text:style-name="P6"><text:s text:c="4"/>}</text:p>
      <text:p text:style-name="P6"/>
      <text:p text:style-name="P6"><text:s text:c="4"/>for k in 0..num_verts {</text:p>
      <text:p text:style-name="P6"><text:s text:c="8"/>for i in 0..num_verts {</text:p>
      <text:p text:style-name="P6"><text:s text:c="12"/>for j in 0..num_verts {</text:p>
      <text:p text:style-name="P6"><text:s text:c="16"/>if min_dist[i][j] &gt; min_dist[i][k] + min_dist[k][j] {</text:p>
      <text:p text:style-name="P6"><text:s text:c="20"/>min_dist[i][j] = min_dist[i][k] + min_dist[k][j];</text:p>
      <text:p text:style-name="P6"><text:s text:c="20"/>min_path[i][j] = min_path[i][k];</text:p>
      <text:p text:style-name="P6"><text:s text:c="16"/>}</text:p>
      <text:p text:style-name="P6"><text:s text:c="12"/>}</text:p>
      <text:p text:style-name="P6"><text:s text:c="8"/>}</text:p>
      <text:p text:style-name="P6"><text:s text:c="4"/>}</text:p>
      <text:p text:style-name="P6"/>
      <text:p text:style-name="P6"><text:s text:c="4"/>let mut out = vec![from];</text:p>
      <text:p text:style-name="P6"><text:s text:c="4"/>while from != to {</text:p>
      <text:p text:style-name="P6"><text:s text:c="8"/>from = min_path[from][to];</text:p>
      <text:p text:style-name="P6"><text:s text:c="8"/>out.push(from);</text:p>
      <text:p text:style-name="P6"><text:s text:c="4"/>}</text:p>
      <text:p text:style-name="P6"/>
      <text:p text:style-name="P6"><text:s text:c="4"/>out</text:p>
      <text:p text:style-name="P6">}</text:p>
      <text:p text:style-name="P6"/>
      <text:p text:style-name="P6">#[inline]</text:p>
      <text:p text:style-name="P6">pub fn dijkstra_shrtst_path(</text:p>
      <text:p text:style-name="P6"><text:s text:c="4"/>graph_adj_mat: &amp;[Vec&lt;usize&gt;],</text:p>
      <text:p text:style-name="P6"><text:s text:c="4"/>from: usize,</text:p>
      <text:p text:style-name="P6"><text:s text:c="4"/>mut to: usize,</text:p>
      <text:p text:style-name="P6">) -&gt; Vec&lt;usize&gt; {</text:p>
      <text:p text:style-name="P6"><text:s text:c="4"/>let num_verts = graph_adj_mat.len();</text:p>
      <text:p text:style-name="P6"><text:s text:c="4"/>let mut min_dist = vec![100000; num_verts];</text:p>
      <text:p text:style-name="P6"><text:s text:c="4"/>min_dist[from] = 0;</text:p>
      <text:p text:style-name="P6"><text:s text:c="4"/>let mut min_path = vec![0; num_verts];</text:p>
      <text:p text:style-name="P6"><text:s text:c="4"/>let mut queue = (0..num_verts).collect::&lt;Vec&lt;_&gt;&gt;();</text:p>
      <text:p text:style-name="P6"/>
      <text:p text:style-name="P6"><text:s text:c="4"/>while !queue.is_empty() {</text:p>
      <text:p text:style-name="P6"><text:s text:c="8"/>let &amp;min_vert = queue.iter().min_by_key(|&amp;&amp;v| min_dist[v]).unwrap();</text:p>
      <text:p text:style-name="P6"><text:s text:c="8"/>if min_vert == to {</text:p>
      <text:p text:style-name="P6"><text:s text:c="12"/>break;</text:p>
      <text:p text:style-name="P6"><text:s text:c="8"/>}</text:p>
      <text:p text:style-name="P6"><text:soft-page-break/><text:s text:c="8"/>queue.retain(|&amp;v| v != min_vert);</text:p>
      <text:p text:style-name="P6"/>
      <text:p text:style-name="P6"><text:s text:c="8"/>for adj_vert in (0..num_verts)</text:p>
      <text:p text:style-name="P6"><text:s text:c="12"/>.filter(|v| graph_adj_mat[min_vert][*v] != 0 &amp;&amp; queue.contains(v))</text:p>
      <text:p text:style-name="P6"><text:s text:c="8"/>{</text:p>
      <text:p text:style-name="P6"><text:s text:c="12"/>let alt_dist =</text:p>
      <text:p text:style-name="P6"><text:s text:c="16"/>min_dist[min_vert] + graph_adj_mat[min_vert][adj_vert];</text:p>
      <text:p text:style-name="P6"/>
      <text:p text:style-name="P6"><text:s text:c="12"/>if alt_dist &lt; min_dist[adj_vert] {</text:p>
      <text:p text:style-name="P6"><text:s text:c="16"/>min_dist[adj_vert] = alt_dist;</text:p>
      <text:p text:style-name="P6"><text:s text:c="16"/>min_path[adj_vert] = min_vert;</text:p>
      <text:p text:style-name="P6"><text:s text:c="12"/>}</text:p>
      <text:p text:style-name="P6"><text:s text:c="8"/>}</text:p>
      <text:p text:style-name="P6"><text:s text:c="4"/>}</text:p>
      <text:p text:style-name="P6"/>
      <text:p text:style-name="P6"><text:s text:c="4"/>let mut out = Vec::new();</text:p>
      <text:p text:style-name="P6"><text:s text:c="4"/>while to != from {</text:p>
      <text:p text:style-name="P6"><text:s text:c="8"/>out.push(to);</text:p>
      <text:p text:style-name="P6"><text:s text:c="8"/>to = min_path[to];</text:p>
      <text:p text:style-name="P6"><text:s text:c="4"/>}</text:p>
      <text:p text:style-name="P6"><text:s text:c="4"/>out.push(from);</text:p>
      <text:p text:style-name="P6"/>
      <text:p text:style-name="P6"><text:s text:c="4"/>out.reverse();</text:p>
      <text:p text:style-name="P6"><text:s text:c="4"/>out</text:p>
      <text:p text:style-name="P6">}</text:p>
      <text:p text:style-name="P6"/>
      <text:p text:style-name="P6">pub struct GraphEdge {</text:p>
      <text:p text:style-name="P6"><text:s text:c="4"/>from: usize,</text:p>
      <text:p text:style-name="P6"><text:s text:c="4"/>to: usize,</text:p>
      <text:p text:style-name="P6"><text:s text:c="4"/>weight: usize,</text:p>
      <text:p text:style-name="P6">}</text:p>
      <text:p text:style-name="P6"/>
      <text:p text:style-name="P6">impl GraphEdge {</text:p>
      <text:p text:style-name="P6"><text:s text:c="4"/>pub fn new(from: usize, to: usize, weight: usize) -&gt; Self {</text:p>
      <text:p text:style-name="P6"><text:s text:c="8"/>Self { from, to, weight }</text:p>
      <text:p text:style-name="P6"><text:s text:c="4"/>}</text:p>
      <text:p text:style-name="P6">}</text:p>
      <text:p text:style-name="P6"/>
      <text:p text:style-name="P6">pub struct Graph {</text:p>
      <text:p text:style-name="P6"><text:s text:c="4"/>num_verts: usize,</text:p>
      <text:p text:style-name="P6"><text:s text:c="4"/>edges: Vec&lt;GraphEdge&gt;,</text:p>
      <text:p text:style-name="P6">}</text:p>
      <text:p text:style-name="P6"/>
      <text:p text:style-name="P6">impl Graph {</text:p>
      <text:p text:style-name="P6"><text:s text:c="4"/>pub fn new(num_verts: usize, edges: Vec&lt;GraphEdge&gt;) -&gt; Self {</text:p>
      <text:p text:style-name="P6"><text:s text:c="8"/>Self { num_verts, edges }</text:p>
      <text:p text:style-name="P6"><text:s text:c="4"/>}</text:p>
      <text:p text:style-name="P6"/>
      <text:p text:style-name="P6"><text:s text:c="4"/>pub fn num_verts(&amp;self) -&gt; usize {</text:p>
      <text:p text:style-name="P6"><text:s text:c="8"/>self.num_verts</text:p>
      <text:p text:style-name="P6"><text:s text:c="4"/>}</text:p>
      <text:p text:style-name="P6"/>
      <text:p text:style-name="P6"><text:s text:c="4"/>pub fn to_adj_matrix(&amp;self) -&gt; Vec&lt;Vec&lt;usize&gt;&gt; {</text:p>
      <text:p text:style-name="P6"><text:s text:c="8"/>let mut out = vec![vec![0; self.num_verts]; self.num_verts];</text:p>
      <text:p text:style-name="P6"/>
      <text:p text:style-name="P6"><text:s text:c="8"/>for edge in &amp;self.edges {</text:p>
      <text:p text:style-name="P6"><text:soft-page-break/><text:s text:c="12"/>out[edge.from][edge.to] = edge.weight;</text:p>
      <text:p text:style-name="P6"><text:s text:c="12"/>out[edge.to][edge.from] = edge.weight;</text:p>
      <text:p text:style-name="P6"><text:s text:c="8"/>}</text:p>
      <text:p text:style-name="P6"/>
      <text:p text:style-name="P6"><text:s text:c="8"/>out</text:p>
      <text:p text:style-name="P6"><text:s text:c="4"/>}</text:p>
      <text:p text:style-name="P6">}</text:p>
      <text:p text:style-name="P6"/>
      <text:p text:style-name="P6">#[cfg(test)]</text:p>
      <text:p text:style-name="P6">mod tests {</text:p>
      <text:p text:style-name="P6"><text:s text:c="4"/>use super::*;</text:p>
      <text:p text:style-name="P6"/>
      <text:p text:style-name="P6"><text:s text:c="4"/>#[test]</text:p>
      <text:p text:style-name="P6"><text:s text:c="4"/>fn floyd_shrtst_path_works() {</text:p>
      <text:p text:style-name="P6"><text:s text:c="8"/>let g = Graph::new(</text:p>
      <text:p text:style-name="P6"><text:s text:c="12"/>9,</text:p>
      <text:p text:style-name="P6"><text:s text:c="12"/>vec![</text:p>
      <text:p text:style-name="P6"><text:s text:c="16"/>GraphEdge::new(0, 1, 7),</text:p>
      <text:p text:style-name="P6"><text:s text:c="16"/>GraphEdge::new(0, 3, 10),</text:p>
      <text:p text:style-name="P6"><text:s text:c="16"/>GraphEdge::new(1, 4, 9),</text:p>
      <text:p text:style-name="P6"><text:s text:c="16"/>GraphEdge::new(1, 2, 27),</text:p>
      <text:p text:style-name="P6"><text:s text:c="16"/>GraphEdge::new(2, 8, 15),</text:p>
      <text:p text:style-name="P6"><text:s text:c="16"/>GraphEdge::new(3, 4, 8),</text:p>
      <text:p text:style-name="P6"><text:s text:c="16"/>GraphEdge::new(3, 6, 31),</text:p>
      <text:p text:style-name="P6"><text:s text:c="16"/>GraphEdge::new(4, 5, 11),</text:p>
      <text:p text:style-name="P6"><text:s text:c="16"/>GraphEdge::new(5, 7, 17),</text:p>
      <text:p text:style-name="P6"><text:s text:c="16"/>GraphEdge::new(5, 8, 15),</text:p>
      <text:p text:style-name="P6"><text:s text:c="16"/>GraphEdge::new(6, 7, 32),</text:p>
      <text:p text:style-name="P6"><text:s text:c="16"/>GraphEdge::new(7, 8, 21),</text:p>
      <text:p text:style-name="P6"><text:s text:c="12"/>],</text:p>
      <text:p text:style-name="P6"><text:s text:c="8"/>);</text:p>
      <text:p text:style-name="P6"/>
      <text:p text:style-name="P6"><text:s text:c="8"/>assert_eq!(floyd_shrtst_path(&amp;g, 0, 8), vec![0, 1, 4, 5, 8]);</text:p>
      <text:p text:style-name="P6"><text:s text:c="4"/>}</text:p>
      <text:p text:style-name="P6"/>
      <text:p text:style-name="P6"><text:s text:c="4"/>#[test]</text:p>
      <text:p text:style-name="P6"><text:s text:c="4"/>fn dijkstra_shrtst_path_works() {</text:p>
      <text:p text:style-name="P6"><text:s text:c="8"/>let g = Graph::new(</text:p>
      <text:p text:style-name="P6"><text:s text:c="12"/>9,</text:p>
      <text:p text:style-name="P6"><text:s text:c="12"/>vec![</text:p>
      <text:p text:style-name="P6"><text:s text:c="16"/>GraphEdge::new(0, 1, 7),</text:p>
      <text:p text:style-name="P6"><text:s text:c="16"/>GraphEdge::new(0, 3, 10),</text:p>
      <text:p text:style-name="P6"><text:s text:c="16"/>GraphEdge::new(1, 4, 9),</text:p>
      <text:p text:style-name="P6"><text:s text:c="16"/>GraphEdge::new(1, 2, 27),</text:p>
      <text:p text:style-name="P6"><text:s text:c="16"/>GraphEdge::new(2, 8, 15),</text:p>
      <text:p text:style-name="P6"><text:s text:c="16"/>GraphEdge::new(3, 4, 8),</text:p>
      <text:p text:style-name="P6"><text:s text:c="16"/>GraphEdge::new(3, 6, 31),</text:p>
      <text:p text:style-name="P6"><text:s text:c="16"/>GraphEdge::new(4, 5, 11),</text:p>
      <text:p text:style-name="P6"><text:s text:c="16"/>GraphEdge::new(5, 7, 17),</text:p>
      <text:p text:style-name="P6"><text:s text:c="16"/>GraphEdge::new(5, 8, 15),</text:p>
      <text:p text:style-name="P6"><text:s text:c="16"/>GraphEdge::new(6, 7, 32),</text:p>
      <text:p text:style-name="P6"><text:s text:c="16"/>GraphEdge::new(7, 8, 21),</text:p>
      <text:p text:style-name="P6"><text:s text:c="12"/>],</text:p>
      <text:p text:style-name="P6"><text:s text:c="8"/>);</text:p>
      <text:p text:style-name="P6"/>
      <text:p text:style-name="P6"><text:s text:c="8"/>assert_eq!(</text:p>
      <text:p text:style-name="P6"><text:s text:c="12"/>dijkstra_shrtst_path(&amp;g.to_adj_matrix(), 0, 8),</text:p>
      <text:p text:style-name="P6"><text:s text:c="12"/>vec![0, 1, 4, 5, 8]</text:p>
      <text:p text:style-name="P6"><text:soft-page-break/><text:s text:c="8"/>);</text:p>
      <text:p text:style-name="P6"><text:s text:c="4"/>}</text:p>
      <text:p text:style-name="P6">}</text:p>
      <text:h text:style-name="P12" text:outline-level="4" text:is-list-header="true">benches/bench.rs:<text:span text:style-name="T1"/></text:h>
      <text:p text:style-name="P7">use criterion::{criterion_group, criterion_main, BenchmarkId, Criterion};</text:p>
      <text:p text:style-name="P7">use rand::prelude::*;</text:p>
      <text:p text:style-name="P7"/>
      <text:p text:style-name="P7">use l5::*;</text:p>
      <text:p text:style-name="P7"/>
      <text:p text:style-name="P7">fn bench_shrtst_paths(c: &amp;mut Criterion) {</text:p>
      <text:p text:style-name="P7"><text:s text:c="4"/>let mut group = c.benchmark_group("Кратчайший путь");</text:p>
      <text:p text:style-name="P7"/>
      <text:p text:style-name="P7"><text:s text:c="4"/>let graphs = [</text:p>
      <text:p text:style-name="P7"><text:s text:c="8"/>(</text:p>
      <text:p text:style-name="P7"><text:s text:c="12"/>"Л5 пример 1",</text:p>
      <text:p text:style-name="P7"><text:s text:c="12"/>Graph::new(</text:p>
      <text:p text:style-name="P7"><text:s text:c="16"/>6,</text:p>
      <text:p text:style-name="P7"><text:s text:c="16"/>vec![</text:p>
      <text:p text:style-name="P7"><text:s text:c="20"/>GraphEdge::new(0, 1, 7),</text:p>
      <text:p text:style-name="P7"><text:s text:c="20"/>GraphEdge::new(0, 3, 2),</text:p>
      <text:p text:style-name="P7"><text:s text:c="20"/>GraphEdge::new(0, 5, 4),</text:p>
      <text:p text:style-name="P7"><text:s text:c="20"/>GraphEdge::new(1, 2, 1),</text:p>
      <text:p text:style-name="P7"><text:s text:c="20"/>GraphEdge::new(1, 3, 2),</text:p>
      <text:p text:style-name="P7"><text:s text:c="20"/>GraphEdge::new(5, 3, 1),</text:p>
      <text:p text:style-name="P7"><text:s text:c="20"/>GraphEdge::new(5, 4, 8),</text:p>
      <text:p text:style-name="P7"><text:s text:c="20"/>GraphEdge::new(2, 3, 2),</text:p>
      <text:p text:style-name="P7"><text:s text:c="20"/>GraphEdge::new(2, 4, 3),</text:p>
      <text:p text:style-name="P7"><text:s text:c="20"/>GraphEdge::new(3, 4, 6),</text:p>
      <text:p text:style-name="P7"><text:s text:c="16"/>],</text:p>
      <text:p text:style-name="P7"><text:s text:c="12"/>),</text:p>
      <text:p text:style-name="P7"><text:s text:c="8"/>),</text:p>
      <text:p text:style-name="P7"><text:s text:c="8"/>(</text:p>
      <text:p text:style-name="P7"><text:s text:c="12"/>"Л5 пример 2",</text:p>
      <text:p text:style-name="P7"><text:s text:c="12"/>Graph::new(</text:p>
      <text:p text:style-name="P7"><text:s text:c="16"/>5,</text:p>
      <text:p text:style-name="P7"><text:s text:c="16"/>vec![</text:p>
      <text:p text:style-name="P7"><text:s text:c="20"/>GraphEdge::new(0, 1, 1),</text:p>
      <text:p text:style-name="P7"><text:s text:c="20"/>GraphEdge::new(0, 4, 10),</text:p>
      <text:p text:style-name="P7"><text:s text:c="20"/>GraphEdge::new(0, 2, 2),</text:p>
      <text:p text:style-name="P7"><text:s text:c="20"/>GraphEdge::new(1, 3, 3),</text:p>
      <text:p text:style-name="P7"><text:s text:c="20"/>GraphEdge::new(1, 4, 6),</text:p>
      <text:p text:style-name="P7"><text:s text:c="20"/>GraphEdge::new(2, 4, 7),</text:p>
      <text:p text:style-name="P7"><text:s text:c="20"/>GraphEdge::new(2, 3, 4),</text:p>
      <text:p text:style-name="P7"><text:s text:c="20"/>GraphEdge::new(3, 4, 11),</text:p>
      <text:p text:style-name="P7"><text:s text:c="16"/>],</text:p>
      <text:p text:style-name="P7"><text:s text:c="12"/>),</text:p>
      <text:p text:style-name="P7"><text:s text:c="8"/>),</text:p>
      <text:p text:style-name="P7"><text:s text:c="8"/>(</text:p>
      <text:p text:style-name="P7"><text:s text:c="12"/>"Л5 вариант 9(16)",</text:p>
      <text:p text:style-name="P7"><text:s text:c="12"/>Graph::new(</text:p>
      <text:p text:style-name="P7"><text:s text:c="16"/>8,</text:p>
      <text:p text:style-name="P7"><text:s text:c="16"/>vec![</text:p>
      <text:p text:style-name="P7"><text:s text:c="20"/>GraphEdge::new(0, 4, 9),</text:p>
      <text:p text:style-name="P7"><text:s text:c="20"/>GraphEdge::new(0, 5, 10),</text:p>
      <text:p text:style-name="P7"><text:s text:c="20"/>GraphEdge::new(0, 1, 4),</text:p>
      <text:p text:style-name="P7"><text:s text:c="20"/>GraphEdge::new(1, 4, 3),</text:p>
      <text:p text:style-name="P7"><text:soft-page-break/><text:s text:c="20"/>GraphEdge::new(1, 6, 2),</text:p>
      <text:p text:style-name="P7"><text:s text:c="20"/>GraphEdge::new(1, 2, 1),</text:p>
      <text:p text:style-name="P7"><text:s text:c="20"/>GraphEdge::new(2, 5, 1),</text:p>
      <text:p text:style-name="P7"><text:s text:c="20"/>GraphEdge::new(2, 7, 7),</text:p>
      <text:p text:style-name="P7"><text:s text:c="20"/>GraphEdge::new(2, 3, 1),</text:p>
      <text:p text:style-name="P7"><text:s text:c="20"/>GraphEdge::new(3, 6, 8),</text:p>
      <text:p text:style-name="P7"><text:s text:c="20"/>GraphEdge::new(3, 7, 6),</text:p>
      <text:p text:style-name="P7"><text:s text:c="20"/>GraphEdge::new(7, 6, 5),</text:p>
      <text:p text:style-name="P7"><text:s text:c="20"/>GraphEdge::new(6, 5, 1),</text:p>
      <text:p text:style-name="P7"><text:s text:c="20"/>GraphEdge::new(5, 4, 4),</text:p>
      <text:p text:style-name="P7"><text:s text:c="16"/>],</text:p>
      <text:p text:style-name="P7"><text:s text:c="12"/>),</text:p>
      <text:p text:style-name="P7"><text:s text:c="8"/>),</text:p>
      <text:p text:style-name="P7"><text:s text:c="8"/>(</text:p>
      <text:p text:style-name="P7"><text:s text:c="12"/>"Л6 пример 2",</text:p>
      <text:p text:style-name="P7"><text:s text:c="12"/>Graph::new(</text:p>
      <text:p text:style-name="P7"><text:s text:c="16"/>9,</text:p>
      <text:p text:style-name="P7"><text:s text:c="16"/>vec![</text:p>
      <text:p text:style-name="P7"><text:s text:c="20"/>GraphEdge::new(0, 1, 7),</text:p>
      <text:p text:style-name="P7"><text:s text:c="20"/>GraphEdge::new(0, 3, 10),</text:p>
      <text:p text:style-name="P7"><text:s text:c="20"/>GraphEdge::new(1, 4, 9),</text:p>
      <text:p text:style-name="P7"><text:s text:c="20"/>GraphEdge::new(1, 2, 27),</text:p>
      <text:p text:style-name="P7"><text:s text:c="20"/>GraphEdge::new(2, 8, 15),</text:p>
      <text:p text:style-name="P7"><text:s text:c="20"/>GraphEdge::new(3, 4, 8),</text:p>
      <text:p text:style-name="P7"><text:s text:c="20"/>GraphEdge::new(3, 6, 31),</text:p>
      <text:p text:style-name="P7"><text:s text:c="20"/>GraphEdge::new(4, 5, 11),</text:p>
      <text:p text:style-name="P7"><text:s text:c="20"/>GraphEdge::new(5, 7, 17),</text:p>
      <text:p text:style-name="P7"><text:s text:c="20"/>GraphEdge::new(5, 8, 15),</text:p>
      <text:p text:style-name="P7"><text:s text:c="20"/>GraphEdge::new(6, 7, 32),</text:p>
      <text:p text:style-name="P7"><text:s text:c="20"/>GraphEdge::new(7, 8, 21),</text:p>
      <text:p text:style-name="P7"><text:s text:c="16"/>],</text:p>
      <text:p text:style-name="P7"><text:s text:c="12"/>),</text:p>
      <text:p text:style-name="P7"><text:s text:c="8"/>),</text:p>
      <text:p text:style-name="P7"><text:s text:c="4"/>];</text:p>
      <text:p text:style-name="P7"/>
      <text:p text:style-name="P7"><text:s text:c="4"/>let mut rng = thread_rng();</text:p>
      <text:p text:style-name="P7"><text:s text:c="4"/>for (name, graph) in graphs {</text:p>
      <text:p text:style-name="P7"><text:s text:c="8"/>group.bench_function(BenchmarkId::new("Флойда", name), |b| {</text:p>
      <text:p text:style-name="P7"><text:s text:c="12"/>b.iter(|| {</text:p>
      <text:p text:style-name="P7"><text:s text:c="16"/>floyd_shrtst_path(</text:p>
      <text:p text:style-name="P7"><text:s text:c="20"/>&amp;graph,</text:p>
      <text:p text:style-name="P7"><text:s text:c="20"/>rng.gen_range(0..graph.num_verts()),</text:p>
      <text:p text:style-name="P7"><text:s text:c="20"/>rng.gen_range(0..graph.num_verts()),</text:p>
      <text:p text:style-name="P7"><text:s text:c="16"/>)</text:p>
      <text:p text:style-name="P7"><text:s text:c="12"/>})</text:p>
      <text:p text:style-name="P7"><text:s text:c="8"/>});</text:p>
      <text:p text:style-name="P7"><text:s text:c="8"/>let mat = graph.to_adj_matrix();</text:p>
      <text:p text:style-name="P7"><text:s text:c="8"/>group.bench_function(BenchmarkId::new("Дейкстры", name), |b| {</text:p>
      <text:p text:style-name="P7"><text:s text:c="12"/>b.iter(|| {</text:p>
      <text:p text:style-name="P7"><text:s text:c="16"/>dijkstra_shrtst_path(</text:p>
      <text:p text:style-name="P7"><text:s text:c="20"/>&amp;mat,</text:p>
      <text:p text:style-name="P7"><text:s text:c="20"/>rng.gen_range(0..graph.num_verts()),</text:p>
      <text:p text:style-name="P7"><text:s text:c="20"/>rng.gen_range(0..graph.num_verts()),</text:p>
      <text:p text:style-name="P7"><text:s text:c="16"/>)</text:p>
      <text:p text:style-name="P7"><text:s text:c="12"/>})</text:p>
      <text:p text:style-name="P7"><text:s text:c="8"/>});</text:p>
      <text:p text:style-name="P7"><text:s text:c="4"/>}</text:p>
      <text:p text:style-name="P7"/>
      <text:p text:style-name="P7"><text:soft-page-break/><text:s text:c="4"/>group.finish();</text:p>
      <text:p text:style-name="P7">}</text:p>
      <text:p text:style-name="P7"/>
      <text:p text:style-name="P7">criterion_group!(benches, bench_shrtst_paths);</text:p>
      <text:p text:style-name="P7">criterion_main!(benches);</text:p>
      <text:h text:style-name="P12" text:outline-level="4" text:is-list-header="true">Cargo.toml:<text:span text:style-name="T1"/></text:h>
      <text:p text:style-name="P7">[package]</text:p>
      <text:p text:style-name="P7">name = "l5"</text:p>
      <text:p text:style-name="P7">version = "0.1.0"</text:p>
      <text:p text:style-name="P7">edition = "2021"</text:p>
      <text:p text:style-name="P7"/>
      <text:p text:style-name="P7"># See more keys and their definitions at https://doc.rust-lang.org/cargo/reference/manifest.html</text:p>
      <text:p text:style-name="P7"/>
      <text:p text:style-name="P7">[dev-dependencies]</text:p>
      <text:p text:style-name="P7">criterion = { version = "0.3", features = ["html_reports"] }</text:p>
      <text:p text:style-name="P7">rand = "0.8.5"</text:p>
      <text:p text:style-name="P7"/>
      <text:p text:style-name="P7">[[bench]]</text:p>
      <text:p text:style-name="P7">name = "bench"</text:p>
      <text:p text:style-name="P7">harness = fal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swiss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00%" fo:hyphenation-ladder-count="no-limit" style:vertical-align="baseline"/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swiss" fo:font-size="20pt" fo:font-weight="bold" style:letter-kerning="true" style:font-name-asian="NSimSun" style:font-family-asian="NSimSun" style:font-family-generic-asian="system" style:font-pitch-asian="variable" style:font-size-asian="20pt" style:language-asian="zh" style:country-asian="CN" style:font-weight-asian="bold" style:font-name-complex="Times New Roman1" style:font-family-complex="'Times New Roman'" style:font-family-generic-complex="system" style:font-pitch-complex="variable" style:font-size-complex="20pt" style:language-complex="hi" style:country-complex="IN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08:19:00</meta:creation-date>
    <meta:initial-creator>Дмитрий Особов</meta:initial-creator>
    <dc:language>en-US</dc:language>
    <dc:date>2023-03-20T23:02:43.792478265</dc:date>
    <meta:editing-cycles>65</meta:editing-cycles>
    <meta:editing-duration>PT7H52M26S</meta:editing-duration>
    <meta:generator>LibreOffice/7.5.1.2$Linux_X86_64 LibreOffice_project/50$Build-2</meta:generator>
    <meta:document-statistic meta:table-count="1" meta:image-count="0" meta:object-count="1" meta:page-count="10" meta:paragraph-count="333" meta:word-count="1370" meta:character-count="12437" meta:non-whitespace-character-count="8647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2.254cm" svg:y="0.314cm" chart:style-name="ch2">
          <text:p>Зависимость времени работы алгоритмов нахождения кратчайшего пути от разных графов</text:p>
        </chart:title>
        <chart:legend chart:legend-position="bottom" svg:x="4.816cm" svg:y="8.4cm" style:legend-expansion="wide" chart:style-name="ch3"/>
        <chart:plot-area chart:style-name="ch4" chart:data-source-has-labels="both" svg:x="1.33cm" svg:y="1.776cm" svg:width="14.35cm" svg:height="5.28cm">
          <chart:coordinate-region svg:x="2.322cm" svg:y="1.975cm" svg:width="12.364cm" svg:height="4.434cm"/>
          <chart:axis chart:dimension="x" chart:name="primary-x" chart:style-name="ch5" chartooo:axis-type="auto">
            <chartooo:date-scale/>
            <chart:title svg:x="8.051cm" svg:y="7.235cm" chart:style-name="ch6">
              <text:p>Граф</text:p>
            </chart:title>
            <chart:categories table:cell-range-address="local-table.$B$1:.$E$1"/>
          </chart:axis>
          <chart:axis chart:dimension="y" chart:name="primary-y" chart:style-name="ch5">
            <chart:title svg:x="0.451cm" svg:y="5.201cm" chart:style-name="ch7">
              <text:p>Время, нс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series chart:style-name="ch10" chart:values-cell-range-address="local-table.$B$3:.$E$3" chart:label-cell-address="local-table.$A$3" chart:class="chart:line">
            <chart:data-point chart:repeated="4"/>
          </chart:series>
          <chart:series chart:style-name="ch11" chart:values-cell-range-address="local-table.$B$4:.$E$4" chart:label-cell-address="local-table.$A$4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5 пример 1</text:p>
              </table:table-cell>
              <table:table-cell office:value-type="string">
                <text:p>Л5 пример 2</text:p>
              </table:table-cell>
              <table:table-cell office:value-type="string">
                <text:p>Л5 вариант 9(16)</text:p>
              </table:table-cell>
              <table:table-cell office:value-type="string">
                <text:p>Л6 пример 2</text:p>
              </table:table-cell>
            </table:table-row>
          </table:table-header-rows>
          <table:table-rows>
            <table:table-row>
              <table:table-cell office:value-type="string">
                <text:p>Флойда</text:p>
              </table:table-cell>
              <table:table-cell office:value-type="float" office:value="550.3">
                <text:p>550.3</text:p>
              </table:table-cell>
              <table:table-cell office:value-type="float" office:value="466.5">
                <text:p>466.5</text:p>
              </table:table-cell>
              <table:table-cell office:value-type="float" office:value="998.7">
                <text:p>998.7</text:p>
              </table:table-cell>
              <table:table-cell office:value-type="float" office:value="1300.3">
                <text:p>1300.3</text:p>
              </table:table-cell>
            </table:table-row>
            <table:table-row>
              <table:table-cell office:value-type="string">
                <text:p>Дейкстры</text:p>
              </table:table-cell>
              <table:table-cell office:value-type="float" office:value="152.3">
                <text:p>152.3</text:p>
              </table:table-cell>
              <table:table-cell office:value-type="float" office:value="138.4">
                <text:p>138.4</text:p>
              </table:table-cell>
              <table:table-cell office:value-type="float" office:value="213.7">
                <text:p>213.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?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